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385864" calcext:value-type="float">
            <text:p>-4.39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054963" calcext:value-type="float">
            <text:p>-7.05E+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.796457" calcext:value-type="float">
            <text:p>-9.80E+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.52349" calcext:value-type="float">
            <text:p>-1.25E+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.7341" calcext:value-type="float">
            <text:p>-1.47E+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7.40543" calcext:value-type="float">
            <text:p>-1.74E+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9.59833" calcext:value-type="float">
            <text:p>-1.96E+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1.68803" calcext:value-type="float">
            <text:p>-2.17E+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3.95617" calcext:value-type="float">
            <text:p>-2.40E+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6.31497" calcext:value-type="float">
            <text:p>-2.63E+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8.12856" calcext:value-type="float">
            <text:p>-2.81E+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0.16173" calcext:value-type="float">
            <text:p>-3.02E+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2.07899" calcext:value-type="float">
            <text:p>-3.21E+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3.84958" calcext:value-type="float">
            <text:p>-3.38E+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5.75277" calcext:value-type="float">
            <text:p>-3.58E+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7.39144" calcext:value-type="float">
            <text:p>-3.74E+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9.09668" calcext:value-type="float">
            <text:p>-3.91E+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0.85276" calcext:value-type="float">
            <text:p>-4.09E+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2.40047" calcext:value-type="float">
            <text:p>-4.24E+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4.02873" calcext:value-type="float">
            <text:p>-4.40E+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45.30318" calcext:value-type="float">
            <text:p>-4.53E+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46.85826" calcext:value-type="float">
            <text:p>-4.69E+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48.13426" calcext:value-type="float">
            <text:p>-4.81E+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49.49715" calcext:value-type="float">
            <text:p>-4.95E+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50.81877" calcext:value-type="float">
            <text:p>-5.08E+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51.91765" calcext:value-type="float">
            <text:p>-5.19E+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53.23191" calcext:value-type="float">
            <text:p>-5.32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54.47548" calcext:value-type="float">
            <text:p>-5.45E+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55.49979" calcext:value-type="float">
            <text:p>-5.55E+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56.64763" calcext:value-type="float">
            <text:p>-5.66E+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57.72575" calcext:value-type="float">
            <text:p>-5.77E+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58.73508" calcext:value-type="float">
            <text:p>-5.87E+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59.86122" calcext:value-type="float">
            <text:p>-5.99E+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60.88083" calcext:value-type="float">
            <text:p>-6.09E+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61.80606" calcext:value-type="float">
            <text:p>-6.18E+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62.69909" calcext:value-type="float">
            <text:p>-6.27E+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63.72858" calcext:value-type="float">
            <text:p>-6.37E+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64.62192" calcext:value-type="float">
            <text:p>-6.46E+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65.41174" calcext:value-type="float">
            <text:p>-6.54E+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66.27852" calcext:value-type="float">
            <text:p>-6.63E+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67.19373" calcext:value-type="float">
            <text:p>-6.72E+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67.92282" calcext:value-type="float">
            <text:p>-6.79E+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68.75849" calcext:value-type="float">
            <text:p>-6.88E+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69.39977" calcext:value-type="float">
            <text:p>-6.94E+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70.31247" calcext:value-type="float">
            <text:p>-7.03E+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71.05444" calcext:value-type="float">
            <text:p>-7.11E+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71.80581" calcext:value-type="float">
            <text:p>-7.18E+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72.35183" calcext:value-type="float">
            <text:p>-7.24E+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73.0201" calcext:value-type="float">
            <text:p>-7.30E+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73.73135" calcext:value-type="float">
            <text:p>-7.37E+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74.35907" calcext:value-type="float">
            <text:p>-7.44E+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75.0225" calcext:value-type="float">
            <text:p>-7.50E+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75.68848" calcext:value-type="float">
            <text:p>-7.57E+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76.33623" calcext:value-type="float">
            <text:p>-7.63E+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76.86641" calcext:value-type="float">
            <text:p>-7.69E+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77.46946" calcext:value-type="float">
            <text:p>-7.75E+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78.01165" calcext:value-type="float">
            <text:p>-7.80E+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78.51316" calcext:value-type="float">
            <text:p>-7.85E+0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79.17292" calcext:value-type="float">
            <text:p>-7.92E+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79.63036" calcext:value-type="float">
            <text:p>-7.96E+0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80.29698" calcext:value-type="float">
            <text:p>-8.03E+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80.71701" calcext:value-type="float">
            <text:p>-8.07E+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81.20583" calcext:value-type="float">
            <text:p>-8.12E+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81.56457" calcext:value-type="float">
            <text:p>-8.16E+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82.14995" calcext:value-type="float">
            <text:p>-8.21E+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82.50104" calcext:value-type="float">
            <text:p>-8.25E+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82.8948" calcext:value-type="float">
            <text:p>-8.29E+0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83.4237" calcext:value-type="float">
            <text:p>-8.34E+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83.79945" calcext:value-type="float">
            <text:p>-8.38E+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84.22382" calcext:value-type="float">
            <text:p>-8.42E+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84.56969" calcext:value-type="float">
            <text:p>-8.46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85.05657" calcext:value-type="float">
            <text:p>-8.51E+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85.35618" calcext:value-type="float">
            <text:p>-8.54E+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85.77485" calcext:value-type="float">
            <text:p>-8.58E+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85.97998" calcext:value-type="float">
            <text:p>-8.60E+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86.48301" calcext:value-type="float">
            <text:p>-8.65E+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87.07631" calcext:value-type="float">
            <text:p>-8.71E+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87.29294" calcext:value-type="float">
            <text:p>-8.73E+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87.56659" calcext:value-type="float">
            <text:p>-8.76E+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88.18752" calcext:value-type="float">
            <text:p>-8.82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88.499" calcext:value-type="float">
            <text:p>-8.85E+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88.71759" calcext:value-type="float">
            <text:p>-8.87E+0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89.10312" calcext:value-type="float">
            <text:p>-8.91E+0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89.03896" calcext:value-type="float">
            <text:p>-8.90E+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89.62341" calcext:value-type="float">
            <text:p>-8.96E+0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89.88887" calcext:value-type="float">
            <text:p>-8.99E+0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90.10133" calcext:value-type="float">
            <text:p>-9.01E+0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90.57151" calcext:value-type="float">
            <text:p>-9.06E+0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90.6857" calcext:value-type="float">
            <text:p>-9.07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90.67443" calcext:value-type="float">
            <text:p>-9.07E+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91.44416" calcext:value-type="float">
            <text:p>-9.14E+0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91.6745" calcext:value-type="float">
            <text:p>-9.17E+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91.92926" calcext:value-type="float">
            <text:p>-9.19E+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92.14383" calcext:value-type="float">
            <text:p>-9.21E+0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92.35066" calcext:value-type="float">
            <text:p>-9.24E+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92.68426" calcext:value-type="float">
            <text:p>-9.27E+0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92.87554" calcext:value-type="float">
            <text:p>-9.29E+0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93.01464" calcext:value-type="float">
            <text:p>-9.30E+0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93.27661" calcext:value-type="float">
            <text:p>-9.33E+0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93.4681" calcext:value-type="float">
            <text:p>-9.35E+0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93.61297" calcext:value-type="float">
            <text:p>-9.36E+0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93.90473" calcext:value-type="float">
            <text:p>-9.39E+0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94.07852" calcext:value-type="float">
            <text:p>-9.41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3:24.240032388</meta:creation-date>
    <dc:date>2017-05-30T17:33:45.373949035</dc:date>
    <meta:editing-duration>PT21S</meta:editing-duration>
    <meta:editing-cycles>2</meta:editing-cycles>
    <meta:generator>LibreOffice/5.3.1.2$Linux_X86_64 LibreOffice_project/30m0$Build-2</meta:generator>
    <meta:document-statistic meta:table-count="1" meta:cell-count="206" meta:object-count="0"/>
  </office:meta>
</office:document-meta>
</file>